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32.26pt"/>
    </style:style>
    <style:style style:name="co7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76.51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18pt"/>
    </style:style>
    <style:style style:name="co13" style:family="table-column">
      <style:table-column-properties fo:break-before="auto" style:column-width="218.24pt"/>
    </style:style>
    <style:style style:name="co14" style:family="table-column">
      <style:table-column-properties fo:break-before="auto" style:column-width="60.01pt"/>
    </style:style>
    <style:style style:name="co15" style:family="table-column">
      <style:table-column-properties fo:break-before="auto" style:column-width="84.76pt"/>
    </style:style>
    <style:style style:name="co16" style:family="table-column">
      <style:table-column-properties fo:break-before="auto" style:column-width="69pt"/>
    </style:style>
    <style:style style:name="co17" style:family="table-column">
      <style:table-column-properties fo:break-before="auto" style:column-width="39pt"/>
    </style:style>
    <style:style style:name="co18" style:family="table-column">
      <style:table-column-properties fo:break-before="auto" style:column-width="72pt"/>
    </style:style>
    <style:style style:name="co19" style:family="table-column">
      <style:table-column-properties fo:break-before="auto" style:column-width="74.3pt"/>
    </style:style>
    <style:style style:name="co20" style:family="table-column">
      <style:table-column-properties fo:break-before="auto" style:column-width="117.61pt"/>
    </style:style>
    <style:style style:name="co21" style:family="table-column">
      <style:table-column-properties fo:break-before="auto" style:column-width="61.51pt"/>
    </style:style>
    <style:style style:name="co22" style:family="table-column">
      <style:table-column-properties fo:break-before="auto" style:column-width="16.5pt"/>
    </style:style>
    <style:style style:name="co23" style:family="table-column">
      <style:table-column-properties fo:break-before="auto" style:column-width="64.49pt"/>
    </style:style>
    <style:style style:name="co24" style:family="table-column">
      <style:table-column-properties fo:break-before="auto" style:column-width="74.24pt"/>
    </style:style>
    <style:style style:name="co25" style:family="table-column">
      <style:table-column-properties fo:break-before="auto" style:column-width="44.25pt"/>
    </style:style>
    <style:style style:name="co26" style:family="table-column">
      <style:table-column-properties fo:break-before="auto" style:column-width="137.25pt"/>
    </style:style>
    <style:style style:name="co27" style:family="table-column">
      <style:table-column-properties fo:break-before="auto" style:column-width="78.75pt"/>
    </style:style>
    <style:style style:name="co28" style:family="table-column">
      <style:table-column-properties fo:break-before="auto" style:column-width="95.95pt"/>
    </style:style>
    <style:style style:name="co29" style:family="table-column">
      <style:table-column-properties fo:break-before="auto" style:column-width="59.24pt"/>
    </style:style>
    <style:style style:name="co30" style:family="table-column">
      <style:table-column-properties fo:break-before="auto" style:column-width="73.5pt"/>
    </style:style>
    <style:style style:name="co31" style:family="table-column">
      <style:table-column-properties fo:break-before="auto" style:column-width="75pt"/>
    </style:style>
    <style:style style:name="co32" style:family="table-column">
      <style:table-column-properties fo:break-before="auto" style:column-width="22.51pt"/>
    </style:style>
    <style:style style:name="co33" style:family="table-column">
      <style:table-column-properties fo:break-before="auto" style:column-width="48.76pt"/>
    </style:style>
    <style:style style:name="co34" style:family="table-column">
      <style:table-column-properties fo:break-before="auto" style:column-width="249pt"/>
    </style:style>
    <style:style style:name="co35" style:family="table-column">
      <style:table-column-properties fo:break-before="auto" style:column-width="152.25pt"/>
    </style:style>
    <style:style style:name="co36" style:family="table-column">
      <style:table-column-properties fo:break-before="auto" style:column-width="132.01pt"/>
    </style:style>
    <style:style style:name="co37" style:family="table-column">
      <style:table-column-properties fo:break-before="auto" style:column-width="26.25pt"/>
    </style:style>
    <style:style style:name="co38" style:family="table-column">
      <style:table-column-properties fo:break-before="auto" style:column-width="262.49pt"/>
    </style:style>
    <style:style style:name="co39" style:family="table-column">
      <style:table-column-properties fo:break-before="auto" style:column-width="153.01pt"/>
    </style:style>
    <style:style style:name="co40" style:family="table-column">
      <style:table-column-properties fo:break-before="auto" style:column-width="54.74pt"/>
    </style:style>
    <style:style style:name="co41" style:family="table-column">
      <style:table-column-properties fo:break-before="auto" style:column-width="81.01pt"/>
    </style:style>
    <style:style style:name="co42" style:family="table-column">
      <style:table-column-properties fo:break-before="auto" style:column-width="82.49pt"/>
    </style:style>
    <style:style style:name="co43" style:family="table-column">
      <style:table-column-properties fo:break-before="auto" style:column-width="63.75pt"/>
    </style:style>
    <style:style style:name="co44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0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padding="2.01pt"/>
    </style:style>
    <style:style style:name="ce21" style:family="table-cell" style:parent-style-name="Default" style:data-style-name="N0">
      <style:table-cell-properties style:cell-protect="protected" style:print-content="true"/>
    </style:style>
    <style:style style:name="ce8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none" style:print-content="true" fo:padding="2.01pt"/>
    </style:style>
    <style:style style:name="ce23" style:family="table-cell" style:parent-style-name="Default" style:data-style-name="N0">
      <style:table-cell-properties style:cell-protect="protected" style:print-content="true"/>
    </style:style>
    <style:style style:name="ce30" style:family="table-cell" style:parent-style-name="Default" style:data-style-name="N0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cell-protect="none" style:print-content="true" fo:padding="2.01pt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34" style:family="table-cell" style:parent-style-name="Default" style:data-style-name="N10121">
      <style:table-cell-properties style:cell-protect="none" style:print-content="true" fo:padding="2.01pt"/>
    </style:style>
    <style:style style:name="ce41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cell-protect="none" style:print-content="true" fo:padding="2.01pt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4" style:family="table-cell" style:parent-style-name="Default">
      <style:table-cell-properties style:cell-protect="none" style:print-content="true"/>
    </style:style>
    <style:style style:name="ce55" style:family="table-cell" style:parent-style-name="Default" style:data-style-name="N0">
      <style:table-cell-properties fo:background-color="#ffff00" style:cell-protect="protected" style:print-content="true"/>
    </style:style>
    <style:style style:name="ce46" style:family="table-cell" style:parent-style-name="Default" style:data-style-name="N1">
      <style:table-cell-properties style:cell-protect="none" style:print-content="true" fo:background-color="transparent" fo:padding="2.01pt"/>
    </style:style>
    <style:style style:name="ce57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122">
      <style:table-cell-properties style:cell-protect="none" style:print-content="true" fo:background-color="transparent" fo:padding="2.01pt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2" style:family="table-cell" style:parent-style-name="Default" style:data-style-name="N100"/>
    <style:style style:name="ce52" style:family="table-cell" style:parent-style-name="Default">
      <style:table-cell-properties style:cell-protect="none" style:print-content="true" fo:background-color="transparent" fo:padding="2.01pt"/>
    </style:style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ce68" style:family="table-cell" style:parent-style-name="Default" style:data-style-name="N122">
      <style:table-cell-properties style:cell-protect="protected" style:print-content="true" fo:padding="2.01pt"/>
    </style:style>
    <style:style style:name="ce60" style:family="table-cell" style:parent-style-name="Default" style:data-style-name="N100">
      <style:table-cell-properties style:cell-protect="none" style:print-content="true" fo:padding="2.01p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gr1" style:family="graphic">
      <style:graphic-properties draw:marker-start="Arrowheads_20_1" draw:marker-start-width="5.67pt" draw:marker-start-center="false" draw:fill="solid" draw:fill-color="#ffffff" draw:auto-grow-height="true" draw:auto-grow-width="false" fo:min-height="54.34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ff" draw:auto-grow-height="true" draw:auto-grow-width="false" fo:min-height="250.07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ff" draw:auto-grow-height="true" draw:auto-grow-width="false" fo:min-height="175.8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ff" draw:auto-grow-height="true" draw:auto-grow-width="false" fo:min-height="176.5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in-list(&quot;None&quot;;&quot;Python&quot;;&quot;Java&quot;;&quot;Prolog&quot;;&quot;Jupyter Notebook&quot;;&quot;Minizinc&quot;;&quot;Julia&quot;;&quot;C++&quot;;&quot;C#&quot;;&quot;Matlab&quot;)" table:allow-empty-cell="true" table:display-list="unsorted" table:base-cell-address="Assignments.L2"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number-columns-repeated="62" table:default-cell-style-name="ce23"/>
        <table:table-row table:style-name="ro1">
          <table:table-cell table:style-name="ce8" office:value-type="string" calcext:value-type="string">
            <text:p>Course name</text:p>
          </table:table-cell>
          <table:table-cell table:style-name="ce8" office:value-type="string" calcext:value-type="string">
            <text:p>Course code</text:p>
          </table:table-cell>
          <table:table-cell table:style-name="ce8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2">
          <table:table-cell table:style-name="ce9" office:value-type="string" calcext:value-type="string">
            <text:p>Neuromorphic Computing</text:p>
          </table:table-cell>
          <table:table-cell table:style-name="ce9" office:value-type="string" calcext:value-type="string">
            <text:p>SOW-MKI96</text:p>
          </table:table-cell>
          <table:table-cell table:style-name="ce9" office:value-type="string" calcext:value-type="string">
            <text:p>uni.neumo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16"/>
        <table:table-column table:style-name="co3" table:number-columns-repeated="59" table:default-cell-style-name="ce23"/>
        <table:table-row table:style-name="ro1"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Week</text:p>
          </table:table-cell>
          <table:table-cell table:style-name="ce8" office:value-type="string" calcext:value-type="string">
            <text:p>Lecture topic</text:p>
          </table:table-cell>
          <table:table-cell table:style-name="ce8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2"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ecture: intro, Von Neumann cycle, internals of a traditional CPU</text:p>
          </table:table-cell>
          <table:table-cell table:style-name="ce9" office:value-type="float" office:value="1" calcext:value-type="float">
            <text:p>1</text:p>
          </table:table-cell>
          <table:table-cell table:style-name="ce27" office:value-type="date" office:date-value="2020-09-02T13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ab Turing Tumble simulator</text:p>
          </table:table-cell>
          <table:table-cell table:style-name="ce9" office:value-type="float" office:value="2" calcext:value-type="float">
            <text:p>2</text:p>
          </table:table-cell>
          <table:table-cell table:style-name="ce27" office:value-type="date" office:date-value="2020-09-02T15:30:00" calcext:value-type="date">
            <text:p>2020-09-02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ecture brain inspired computation, information encoding in the brain</text:p>
          </table:table-cell>
          <table:table-cell table:style-name="ce9" office:value-type="float" office:value="3" calcext:value-type="float">
            <text:p>3</text:p>
          </table:table-cell>
          <table:table-cell table:style-name="ce27" office:value-type="date" office:date-value="2020-09-07T10:30:00" calcext:value-type="date">
            <text:p>2020-09-07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ab no lab</text:p>
          </table:table-cell>
          <table:table-cell table:style-name="ce9" office:value-type="float" office:value="4" calcext:value-type="float">
            <text:p>4</text:p>
          </table:table-cell>
          <table:table-cell table:style-name="ce27" office:value-type="date" office:date-value="2020-09-09T15:30:00" calcext:value-type="date">
            <text:p>2020-09-09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ecture training a spiking neural network</text:p>
          </table:table-cell>
          <table:table-cell table:style-name="ce9" office:value-type="float" office:value="5" calcext:value-type="float">
            <text:p>5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Lab can we learn a network to add two numbers</text:p>
          </table:table-cell>
          <table:table-cell table:style-name="ce9" office:value-type="float" office:value="6" calcext:value-type="float">
            <text:p>6</text:p>
          </table:table-cell>
          <table:table-cell table:style-name="ce27" office:value-type="date" office:date-value="2020-09-16T15:30:00" calcext:value-type="date">
            <text:p>2020-09-16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ecture programming (or configuring) a spiking neural network</text:p>
          </table:table-cell>
          <table:table-cell table:style-name="ce9" office:value-type="float" office:value="7" calcext:value-type="float">
            <text:p>7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ab <text:s/>work with the full adder circuit</text:p>
          </table:table-cell>
          <table:table-cell table:style-name="ce9" office:value-type="float" office:value="8" calcext:value-type="float">
            <text:p>8</text:p>
          </table:table-cell>
          <table:table-cell table:style-name="ce27" office:value-type="date" office:date-value="2020-09-23T15:30:00" calcext:value-type="date">
            <text:p>2020-09-23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ecture formal analysis of neuromorphic computing and neuromorphic models of brain computations</text:p>
          </table:table-cell>
          <table:table-cell table:style-name="ce9" office:value-type="float" office:value="9" calcext:value-type="float">
            <text:p>9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Lab no lab</text:p>
          </table:table-cell>
          <table:table-cell table:style-name="ce9" office:value-type="float" office:value="10" calcext:value-type="float">
            <text:p>10</text:p>
          </table:table-cell>
          <table:table-cell table:style-name="ce27" office:value-type="date" office:date-value="2020-09-30T15:30:00" calcext:value-type="date">
            <text:p>2020-09-30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ecture: state of the art hardware Nango and FPGA</text:p>
          </table:table-cell>
          <table:table-cell table:style-name="ce9" office:value-type="float" office:value="11" calcext:value-type="float">
            <text:p>11</text:p>
          </table:table-cell>
          <table:table-cell table:style-name="ce27" office:value-type="date" office:date-value="2020-10-05T10:30:00" calcext:value-type="date">
            <text:p>2020-10-05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ab: on campus; assignment: scalability, dedicated hardware vs. simulations</text:p>
          </table:table-cell>
          <table:table-cell table:style-name="ce9" office:value-type="float" office:value="12" calcext:value-type="float">
            <text:p>12</text:p>
          </table:table-cell>
          <table:table-cell table:style-name="ce27" office:value-type="date" office:date-value="2020-10-07T13:30:00" calcext:value-type="date">
            <text:p>2020-10-07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Lecture:state of the art new physical principles designing non-von Neumann hardware</text:p>
          </table:table-cell>
          <table:table-cell table:style-name="ce9" office:value-type="float" office:value="13" calcext:value-type="float">
            <text:p>13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number-columns-repeated="59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Lab: no lab</text:p>
          </table:table-cell>
          <table:table-cell table:style-name="ce9" office:value-type="float" office:value="14" calcext:value-type="float">
            <text:p>14</text:p>
          </table:table-cell>
          <table:table-cell table:style-name="ce27" office:value-type="date" office:date-value="2020-10-14T15:30:00" calcext:value-type="date">
            <text:p>2020-10-14</text:p>
          </table:table-cell>
          <table:table-cell table:number-columns-repeated="59"/>
        </table:table-row>
        <table:table-row table:style-name="ro1" table:number-rows-repeated="985">
          <table:table-cell table:style-name="ce30" table:content-validation-name="val1"/>
          <table:table-cell table:style-name="ce30" table:content-validation-name="val2"/>
          <table:table-cell table:style-name="ce6" table:number-columns-repeated="2"/>
          <table:table-cell table:style-name="ce15" table:content-validation-name="val3"/>
          <table:table-cell table:number-columns-repeated="59"/>
        </table:table-row>
        <table:table-row table:style-name="ro1" table:number-rows-repeated="1047575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59"/>
        </table:table-row>
      </table:table>
      <table:table table:name="Assignments" table:style-name="ta2"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42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1"/>
        <table:table-column table:style-name="co20" table:default-cell-style-name="ce23"/>
        <table:table-column table:style-name="co3" table:number-columns-repeated="53" table:default-cell-style-name="ce23"/>
        <table:table-row table:style-name="ro2"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Cal</text:p>
          </table:table-cell>
          <table:table-cell table:style-name="ce8" office:value-type="string" calcext:value-type="string">
            <text:p>Tw</text:p>
          </table:table-cell>
          <table:table-cell table:style-name="ce8" office:value-type="string" calcext:value-type="string">
            <text:p>Topic</text:p>
          </table:table-cell>
          <table:table-cell table:style-name="ce8" office:value-type="string" calcext:value-type="string">
            <text:p>Available</text:p>
          </table:table-cell>
          <table:table-cell table:style-name="ce41" office:value-type="string" calcext:value-type="string">
            <text:p>Due</text:p>
          </table:table-cell>
          <table:table-cell table:style-name="ce8" office:value-type="string" calcext:value-type="string">
            <text:p>Source Due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style-name="ce8" office:value-type="string" calcext:value-type="string">
            <text:p>IsGroupAssignment[y/n]</text:p>
          </table:table-cell>
          <table:table-cell table:style-name="ce8" office:value-type="string" calcext:value-type="string">
            <text:p>Coding language</text:p>
          </table:table-cell>
          <table:table-cell table:number-columns-repeated="52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4"/>
          <table:table-cell table:style-name="ce9" office:value-type="string" calcext:value-type="string">
            <text:p>Turing Tumble</text:p>
          </table:table-cell>
          <table:table-cell table:style-name="ce9" office:value-type="string" calcext:value-type="string">
            <text:p>y</text:p>
          </table:table-cell>
          <table:table-cell table:style-name="ce27" office:value-type="date" office:date-value="2020-09-14T10:30:00" calcext:value-type="date">
            <text:p>2020-09-14</text:p>
          </table:table-cell>
          <table:table-cell table:style-name="ce9" office:value-type="string" calcext:value-type="string">
            <text:p>Discord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rightspace lab assignments description</text:p>
          </table:table-cell>
          <table:table-cell table:style-name="ce38" office:value-type="float" office:value="180" calcext:value-type="float">
            <text:p>180</text:p>
          </table:table-cell>
          <table:table-cell/>
          <table:table-cell table:content-validation-name="val7"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34"/>
          <table:table-cell table:style-name="ce9" office:value-type="string" calcext:value-type="string">
            <text:p>Learning</text:p>
          </table:table-cell>
          <table:table-cell table:style-name="ce9" office:value-type="string" calcext:value-type="string">
            <text:p>n</text:p>
          </table:table-cell>
          <table:table-cell table:style-name="ce27" office:value-type="date" office:date-value="2020-09-21T10:30:00" calcext:value-type="date">
            <text:p>2020-09-21</text:p>
          </table:table-cell>
          <table:table-cell table:style-name="ce9" office:value-type="string" calcext:value-type="string">
            <text:p>Discord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/>
          <table:table-cell table:content-validation-name="val7" office:value-type="string" calcext:value-type="string">
            <text:p>None</text:p>
          </table:table-cell>
          <table:table-cell table:number-columns-repeated="5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string" calcext:value-type="string">
            <text:p>Programming</text:p>
          </table:table-cell>
          <table:table-cell table:style-name="ce34" office:value-type="string" calcext:value-type="string">
            <text:p>n</text:p>
          </table:table-cell>
          <table:table-cell table:style-name="ce27" office:value-type="date" office:date-value="2020-09-28T10:30:00" calcext:value-type="date">
            <text:p>2020-09-28</text:p>
          </table:table-cell>
          <table:table-cell table:style-name="ce9" office:value-type="string" calcext:value-type="string">
            <text:p>Discord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/>
          <table:table-cell table:content-validation-name="val7" office:value-type="string" calcext:value-type="string">
            <text:p>Java</text:p>
          </table:table-cell>
          <table:table-cell table:number-columns-repeated="5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string" calcext:value-type="string">
            <text:p>Nengo</text:p>
          </table:table-cell>
          <table:table-cell table:style-name="ce9" office:value-type="string" calcext:value-type="string">
            <text:p>n</text:p>
          </table:table-cell>
          <table:table-cell table:style-name="ce27" office:value-type="date" office:date-value="2020-10-12T10:30:00" calcext:value-type="date">
            <text:p>2020-10-12</text:p>
          </table:table-cell>
          <table:table-cell table:style-name="ce9" office:value-type="string" calcext:value-type="string">
            <text:p>Discord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Lecture 1 (ASSUMED)</text:p>
          </table:table-cell>
          <table:table-cell table:style-name="ce38" office:value-type="float" office:value="180" calcext:value-type="float">
            <text:p>180</text:p>
          </table:table-cell>
          <table:table-cell/>
          <table:table-cell table:content-validation-name="val7"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string" calcext:value-type="string">
            <text:p>Group project: implement model or replicate study</text:p>
          </table:table-cell>
          <table:table-cell table:style-name="ce9" office:value-type="string" calcext:value-type="string">
            <text:p>n</text:p>
          </table:table-cell>
          <table:table-cell table:style-name="ce27" office:value-type="date" office:date-value="2021-01-22T23:59:00" calcext:value-type="date">
            <text:p>2021-01-22</text:p>
          </table:table-cell>
          <table:table-cell table:style-name="ce9" office:value-type="string" calcext:value-type="string">
            <text:p>End Semester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string" calcext:value-type="string">
            <text:p>Lecture 1</text:p>
          </table:table-cell>
          <table:table-cell table:style-name="ce38" table:formula="of:=3*28*60" office:value-type="float" office:value="5040" calcext:value-type="float">
            <text:p>5040</text:p>
          </table:table-cell>
          <table:table-cell/>
          <table:table-cell table:content-validation-name="val7" office:value-type="string" calcext:value-type="string">
            <text:p>Jupyter Notebook</text:p>
          </table:table-cell>
          <table:table-cell table:number-columns-repeated="52"/>
        </table:table-row>
        <table:table-row table:style-name="ro2" table:number-rows-repeated="994">
          <table:table-cell table:style-name="ce30" table:content-validation-name="val4"/>
          <table:table-cell table:style-name="ce30" table:number-columns-repeated="4"/>
          <table:table-cell table:style-name="ce15" table:content-validation-name="val3"/>
          <table:table-cell table:style-name="ce30"/>
          <table:table-cell table:style-name="ce30" table:content-validation-name="val5"/>
          <table:table-cell table:style-name="ce30"/>
          <table:table-cell table:style-name="ce26" table:content-validation-name="val6"/>
          <table:table-cell/>
          <table:table-cell table:content-validation-name="val7"/>
          <table:table-cell table:number-columns-repeated="52"/>
        </table:table-row>
        <table:table-row table:style-name="ro2" table:number-rows-repeated="206">
          <table:table-cell table:number-columns-repeated="5"/>
          <table:table-cell table:content-validation-name="val3"/>
          <table:table-cell table:number-columns-repeated="5"/>
          <table:table-cell table:content-validation-name="val7"/>
          <table:table-cell table:number-columns-repeated="52"/>
        </table:table-row>
        <table:table-row table:style-name="ro1" table:number-rows-repeated="1047328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OldExams" table:style-name="ta1">
        <table:table-column table:style-name="co16" table:default-cell-style-name="ce1"/>
        <table:table-column table:style-name="co21" table:default-cell-style-name="ce55"/>
        <table:table-column table:style-name="co22" table:default-cell-style-name="ce1"/>
        <table:table-column table:style-name="co23" table:default-cell-style-name="ce2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55"/>
        <table:table-column table:style-name="co28" table:default-cell-style-name="ce55"/>
        <table:table-column table:style-name="co29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737.18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82.93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934.47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2">
          <table:table-cell table:style-name="ce51" office:value-type="string" calcext:value-type="string">
            <text:p>Old Course</text:p>
          </table:table-cell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2];[Lectures.C$1:.E1000];3;0)" office:value-type="date" office:date-value="2020-09-02T15:30:00" calcext:value-type="date">
            <text:p>2020-09-02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Brightspace</text:p>
          </table:table-cell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3];[Lectures.C$1:.E1001];3;0)" office:value-type="date" office:date-value="2020-09-07T10:30:00" calcext:value-type="date">
            <text:p>2020-09-07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Studeersnel</text:p>
          </table:table-cell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4];[Lectures.C$1:.E1002];3;0)" office:value-type="date" office:date-value="2020-09-14T10:30:00" calcext:value-type="date">
            <text:p>2020-09-14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Aerostudents</text:p>
          </table:table-cell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5];[Lectures.C$1:.E1003];3;0)" office:value-type="date" office:date-value="2020-09-21T10:30:00" calcext:value-type="date">
            <text:p>2020-09-21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 office:value-type="string" calcext:value-type="string">
            <text:p>Goldmine</text:p>
          </table:table-cell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date" office:date-value="2019-11-01" calcext:value-type="date">
            <text:p>2019-11-01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6];[Lectures.C$1:.E1004];3;0)" office:value-type="date" office:date-value="2020-09-28T10:30:00" calcext:value-type="date">
            <text:p>2020-09-28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ab Turing Tumble simulator</text:p>
          </table:table-cell>
          <table:table-cell table:style-name="ce18" table:content-validation-name="val3" table:formula="of:=VLOOKUP([.I7];[Lectures.C$1:.E1005];3;0)" office:value-type="date" office:date-value="2020-09-02T15:30:00" calcext:value-type="date">
            <text:p>2020-09-02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brain inspired computation, information encoding in the brain</text:p>
          </table:table-cell>
          <table:table-cell table:style-name="ce18" table:content-validation-name="val3" table:formula="of:=VLOOKUP([.I8];[Lectures.C$1:.E1006];3;0)" office:value-type="date" office:date-value="2020-09-07T10:30:00" calcext:value-type="date">
            <text:p>2020-09-07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training a spiking neural network</text:p>
          </table:table-cell>
          <table:table-cell table:style-name="ce18" table:content-validation-name="val3" table:formula="of:=VLOOKUP([.I9];[Lectures.C$1:.E1007];3;0)" office:value-type="date" office:date-value="2020-09-14T10:30:00" calcext:value-type="date">
            <text:p>2020-09-14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programming (or configuring) a spiking neural network</text:p>
          </table:table-cell>
          <table:table-cell table:style-name="ce18" table:content-validation-name="val3" table:formula="of:=VLOOKUP([.I10];[Lectures.C$1:.E1008];3;0)" office:value-type="date" office:date-value="2020-09-21T10:30:00" calcext:value-type="date">
            <text:p>2020-09-21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51" table:content-validation-name="val8" office:value-type="string" calcext:value-type="string">
            <text:p>Brightspace</text:p>
          </table:table-cell>
          <table:table-cell table:style-name="ce46" office:value-type="float" office:value="2" calcext:value-type="float">
            <text:p>2</text:p>
          </table:table-cell>
          <table:table-cell table:style-name="ce49" office:value-type="date" office:date-value="2020-01-30" calcext:value-type="date">
            <text:p>2020-01-30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52" office:value-type="string" calcext:value-type="string">
            <text:p>Unknown</text:p>
          </table:table-cell>
          <table:table-cell table:style-name="ce52" office:value-type="string" calcext:value-type="string">
            <text:p>Lecture formal analysis of neuromorphic computing and neuromorphic models of brain computations</text:p>
          </table:table-cell>
          <table:table-cell table:style-name="ce18" table:content-validation-name="val3" table:formula="of:=VLOOKUP([.I11];[Lectures.C$1:.E1009];3;0)" office:value-type="date" office:date-value="2020-09-28T10:30:00" calcext:value-type="date">
            <text:p>2020-09-28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2];[Lectures.C$1:.E10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3];[Lectures.C$1:.E10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4];[Lectures.C$1:.E10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5];[Lectures.C$1:.E10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6];[Lectures.C$1:.E10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7];[Lectures.C$1:.E10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8];[Lectures.C$1:.E1012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19];[Lectures.C$1:.E1013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0];[Lectures.C$1:.E1014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1];[Lectures.C$1:.E1015];3;0)" office:value-type="string" office:string-value="" calcext:value-type="error">
            <text:p>#N/A</text:p>
          </table:table-cell>
          <table:table-cell table:style-name="ce51" office:value-type="string" calcext:value-type="string">
            <text:p>A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2];[Lectures.C$1:.E10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3];[Lectures.C$1:.E10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4];[Lectures.C$1:.E10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5];[Lectures.C$1:.E10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6];[Lectures.C$1:.E10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7];[Lectures.C$1:.E10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8];[Lectures.C$1:.E10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29];[Lectures.C$1:.E10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0];[Lectures.C$1:.E10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1];[Lectures.C$1:.E10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2];[Lectures.C$1:.E1030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3];[Lectures.C$1:.E1031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4];[Lectures.C$1:.E1032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5];[Lectures.C$1:.E1033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36];[Lectures.C$1:.E1034];3;0)" office:value-type="string" office:string-value="" calcext:value-type="error">
            <text:p>#N/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37];[Lectures.C$1:.E1035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38];[Lectures.C$1:.E1036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39];[Lectures.C$1:.E1037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0];[Lectures.C$1:.E1038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1];[Lectures.C$1:.E1039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2];[Lectures.C$1:.E1040];3;0)" office:value-type="string" office:string-value="" calcext:value-type="error">
            <text:p>#N/A</text:p>
          </table:table-cell>
          <table:table-cell table:style-name="ce51"/>
          <table:table-cell table:style-name="ce30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3];[Lectures.C$1:.E10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4];[Lectures.C$1:.E10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5];[Lectures.C$1:.E10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6];[Lectures.C$1:.E10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30"/>
          <table:table-cell table:style-name="ce44" table:number-columns-repeated="8"/>
          <table:table-cell table:style-name="ce18" table:content-validation-name="val3" table:formula="of:=VLOOKUP([.I47];[Lectures.C$1:.E10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48];[Lectures.C$1:.E10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49];[Lectures.C$1:.E10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0];[Lectures.C$1:.E10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1];[Lectures.C$1:.E10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2];[Lectures.C$1:.E10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Yes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3];[Lectures.C$1:.E10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4];[Lectures.C$1:.E10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5];[Lectures.C$1:.E10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6];[Lectures.C$1:.E10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7];[Lectures.C$1:.E10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/>
          <table:table-cell table:style-name="ce51" office:value-type="string" calcext:value-type="string">
            <text:p>English</text:p>
          </table:table-cell>
          <table:table-cell table:style-name="ce51" table:number-columns-repeated="2"/>
          <table:table-cell table:number-columns-repeated="48"/>
        </table:table-row>
        <table:table-row table:style-name="ro2">
          <table:table-cell table:style-name="ce51"/>
          <table:table-cell table:style-name="ce44" table:number-columns-repeated="8"/>
          <table:table-cell table:style-name="ce18" table:content-validation-name="val3" table:formula="of:=VLOOKUP([.I58];[Lectures.C$1:.E10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30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30" table:content-validation-name="val12"/>
          <table:table-cell table:style-name="ce18" table:content-validation-name="val3" table:formula="of:=VLOOKUP([.I59];[Lectures.C$1:.E10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30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30" table:content-validation-name="val12"/>
          <table:table-cell table:style-name="ce18" table:content-validation-name="val3" table:formula="of:=VLOOKUP([.I60];[Lectures.C$1:.E10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30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30" table:content-validation-name="val12"/>
          <table:table-cell table:style-name="ce18" table:content-validation-name="val3" table:formula="of:=VLOOKUP([.I61];[Lectures.C$1:.E10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];[Lectures.C$1:.E10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];[Lectures.C$1:.E10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];[Lectures.C$1:.E10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];[Lectures.C$1:.E10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];[Lectures.C$1:.E10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];[Lectures.C$1:.E10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];[Lectures.C$1:.E10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];[Lectures.C$1:.E10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];[Lectures.C$1:.E10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];[Lectures.C$1:.E10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];[Lectures.C$1:.E10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];[Lectures.C$1:.E10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];[Lectures.C$1:.E10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];[Lectures.C$1:.E10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];[Lectures.C$1:.E10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];[Lectures.C$1:.E10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];[Lectures.C$1:.E10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];[Lectures.C$1:.E10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];[Lectures.C$1:.E10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];[Lectures.C$1:.E10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];[Lectures.C$1:.E10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];[Lectures.C$1:.E10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];[Lectures.C$1:.E10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];[Lectures.C$1:.E10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];[Lectures.C$1:.E10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];[Lectures.C$1:.E10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];[Lectures.C$1:.E10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];[Lectures.C$1:.E10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];[Lectures.C$1:.E10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];[Lectures.C$1:.E10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];[Lectures.C$1:.E10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];[Lectures.C$1:.E10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];[Lectures.C$1:.E10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];[Lectures.C$1:.E10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];[Lectures.C$1:.E10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];[Lectures.C$1:.E10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];[Lectures.C$1:.E10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];[Lectures.C$1:.E10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0];[Lectures.C$1:.E10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1];[Lectures.C$1:.E10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2];[Lectures.C$1:.E10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3];[Lectures.C$1:.E10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4];[Lectures.C$1:.E10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5];[Lectures.C$1:.E10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6];[Lectures.C$1:.E11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7];[Lectures.C$1:.E11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8];[Lectures.C$1:.E11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9];[Lectures.C$1:.E11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0];[Lectures.C$1:.E11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1];[Lectures.C$1:.E11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2];[Lectures.C$1:.E11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3];[Lectures.C$1:.E11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4];[Lectures.C$1:.E11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5];[Lectures.C$1:.E11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6];[Lectures.C$1:.E11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7];[Lectures.C$1:.E11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8];[Lectures.C$1:.E11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19];[Lectures.C$1:.E11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0];[Lectures.C$1:.E11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1];[Lectures.C$1:.E11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2];[Lectures.C$1:.E11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3];[Lectures.C$1:.E11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4];[Lectures.C$1:.E11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5];[Lectures.C$1:.E11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6];[Lectures.C$1:.E11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7];[Lectures.C$1:.E11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8];[Lectures.C$1:.E11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29];[Lectures.C$1:.E11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0];[Lectures.C$1:.E11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1];[Lectures.C$1:.E11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2];[Lectures.C$1:.E11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3];[Lectures.C$1:.E11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4];[Lectures.C$1:.E11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5];[Lectures.C$1:.E11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6];[Lectures.C$1:.E11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7];[Lectures.C$1:.E11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8];[Lectures.C$1:.E11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39];[Lectures.C$1:.E11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0];[Lectures.C$1:.E11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1];[Lectures.C$1:.E11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2];[Lectures.C$1:.E11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3];[Lectures.C$1:.E11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4];[Lectures.C$1:.E11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5];[Lectures.C$1:.E11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6];[Lectures.C$1:.E11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7];[Lectures.C$1:.E11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8];[Lectures.C$1:.E11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49];[Lectures.C$1:.E11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0];[Lectures.C$1:.E11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1];[Lectures.C$1:.E11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2];[Lectures.C$1:.E11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3];[Lectures.C$1:.E11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4];[Lectures.C$1:.E11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5];[Lectures.C$1:.E11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6];[Lectures.C$1:.E11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7];[Lectures.C$1:.E11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8];[Lectures.C$1:.E11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59];[Lectures.C$1:.E11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0];[Lectures.C$1:.E11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1];[Lectures.C$1:.E11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2];[Lectures.C$1:.E11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3];[Lectures.C$1:.E11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4];[Lectures.C$1:.E11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5];[Lectures.C$1:.E11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6];[Lectures.C$1:.E11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7];[Lectures.C$1:.E11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8];[Lectures.C$1:.E11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69];[Lectures.C$1:.E11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0];[Lectures.C$1:.E11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1];[Lectures.C$1:.E11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2];[Lectures.C$1:.E11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3];[Lectures.C$1:.E11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4];[Lectures.C$1:.E11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5];[Lectures.C$1:.E11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6];[Lectures.C$1:.E11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7];[Lectures.C$1:.E11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8];[Lectures.C$1:.E11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79];[Lectures.C$1:.E11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0];[Lectures.C$1:.E11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1];[Lectures.C$1:.E11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2];[Lectures.C$1:.E11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3];[Lectures.C$1:.E11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4];[Lectures.C$1:.E11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5];[Lectures.C$1:.E11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6];[Lectures.C$1:.E11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7];[Lectures.C$1:.E11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8];[Lectures.C$1:.E11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89];[Lectures.C$1:.E11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0];[Lectures.C$1:.E11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1];[Lectures.C$1:.E11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2];[Lectures.C$1:.E11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3];[Lectures.C$1:.E11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4];[Lectures.C$1:.E11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5];[Lectures.C$1:.E11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6];[Lectures.C$1:.E11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7];[Lectures.C$1:.E11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8];[Lectures.C$1:.E11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99];[Lectures.C$1:.E11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0];[Lectures.C$1:.E11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1];[Lectures.C$1:.E11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2];[Lectures.C$1:.E11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3];[Lectures.C$1:.E11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4];[Lectures.C$1:.E11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5];[Lectures.C$1:.E11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6];[Lectures.C$1:.E12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7];[Lectures.C$1:.E12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8];[Lectures.C$1:.E12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09];[Lectures.C$1:.E12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0];[Lectures.C$1:.E12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1];[Lectures.C$1:.E12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2];[Lectures.C$1:.E12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3];[Lectures.C$1:.E12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4];[Lectures.C$1:.E12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5];[Lectures.C$1:.E12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6];[Lectures.C$1:.E12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7];[Lectures.C$1:.E12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8];[Lectures.C$1:.E12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19];[Lectures.C$1:.E12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0];[Lectures.C$1:.E12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1];[Lectures.C$1:.E12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2];[Lectures.C$1:.E12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3];[Lectures.C$1:.E12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4];[Lectures.C$1:.E12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5];[Lectures.C$1:.E12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6];[Lectures.C$1:.E12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7];[Lectures.C$1:.E12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8];[Lectures.C$1:.E12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29];[Lectures.C$1:.E12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0];[Lectures.C$1:.E12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1];[Lectures.C$1:.E12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2];[Lectures.C$1:.E12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3];[Lectures.C$1:.E12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4];[Lectures.C$1:.E12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5];[Lectures.C$1:.E12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6];[Lectures.C$1:.E12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7];[Lectures.C$1:.E12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8];[Lectures.C$1:.E12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39];[Lectures.C$1:.E12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0];[Lectures.C$1:.E12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1];[Lectures.C$1:.E12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2];[Lectures.C$1:.E12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3];[Lectures.C$1:.E12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4];[Lectures.C$1:.E12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5];[Lectures.C$1:.E12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6];[Lectures.C$1:.E12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7];[Lectures.C$1:.E12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8];[Lectures.C$1:.E12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49];[Lectures.C$1:.E12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0];[Lectures.C$1:.E12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1];[Lectures.C$1:.E12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2];[Lectures.C$1:.E12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3];[Lectures.C$1:.E12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4];[Lectures.C$1:.E12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5];[Lectures.C$1:.E12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6];[Lectures.C$1:.E12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7];[Lectures.C$1:.E12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8];[Lectures.C$1:.E12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59];[Lectures.C$1:.E12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0];[Lectures.C$1:.E12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1];[Lectures.C$1:.E12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2];[Lectures.C$1:.E12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3];[Lectures.C$1:.E12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4];[Lectures.C$1:.E12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5];[Lectures.C$1:.E12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6];[Lectures.C$1:.E12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7];[Lectures.C$1:.E12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8];[Lectures.C$1:.E12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69];[Lectures.C$1:.E12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0];[Lectures.C$1:.E12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1];[Lectures.C$1:.E12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2];[Lectures.C$1:.E12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3];[Lectures.C$1:.E12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4];[Lectures.C$1:.E12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5];[Lectures.C$1:.E12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6];[Lectures.C$1:.E12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7];[Lectures.C$1:.E12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8];[Lectures.C$1:.E12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79];[Lectures.C$1:.E12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0];[Lectures.C$1:.E12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1];[Lectures.C$1:.E12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2];[Lectures.C$1:.E12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3];[Lectures.C$1:.E12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4];[Lectures.C$1:.E12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5];[Lectures.C$1:.E12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6];[Lectures.C$1:.E12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7];[Lectures.C$1:.E12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8];[Lectures.C$1:.E12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89];[Lectures.C$1:.E12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0];[Lectures.C$1:.E12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1];[Lectures.C$1:.E12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2];[Lectures.C$1:.E12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3];[Lectures.C$1:.E12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4];[Lectures.C$1:.E12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5];[Lectures.C$1:.E12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6];[Lectures.C$1:.E12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7];[Lectures.C$1:.E12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8];[Lectures.C$1:.E12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299];[Lectures.C$1:.E12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0];[Lectures.C$1:.E12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1];[Lectures.C$1:.E12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2];[Lectures.C$1:.E13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3];[Lectures.C$1:.E13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4];[Lectures.C$1:.E13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5];[Lectures.C$1:.E13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6];[Lectures.C$1:.E13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7];[Lectures.C$1:.E13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8];[Lectures.C$1:.E13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09];[Lectures.C$1:.E13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0];[Lectures.C$1:.E13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1];[Lectures.C$1:.E13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2];[Lectures.C$1:.E13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3];[Lectures.C$1:.E13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4];[Lectures.C$1:.E13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5];[Lectures.C$1:.E13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6];[Lectures.C$1:.E13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7];[Lectures.C$1:.E13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8];[Lectures.C$1:.E13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19];[Lectures.C$1:.E13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0];[Lectures.C$1:.E13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1];[Lectures.C$1:.E13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2];[Lectures.C$1:.E13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3];[Lectures.C$1:.E13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4];[Lectures.C$1:.E13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5];[Lectures.C$1:.E13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6];[Lectures.C$1:.E13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7];[Lectures.C$1:.E13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8];[Lectures.C$1:.E13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29];[Lectures.C$1:.E13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0];[Lectures.C$1:.E13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1];[Lectures.C$1:.E13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2];[Lectures.C$1:.E13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3];[Lectures.C$1:.E13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4];[Lectures.C$1:.E13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5];[Lectures.C$1:.E13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6];[Lectures.C$1:.E13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7];[Lectures.C$1:.E13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8];[Lectures.C$1:.E13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39];[Lectures.C$1:.E13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0];[Lectures.C$1:.E13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1];[Lectures.C$1:.E13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2];[Lectures.C$1:.E13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3];[Lectures.C$1:.E13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4];[Lectures.C$1:.E13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5];[Lectures.C$1:.E13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6];[Lectures.C$1:.E13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7];[Lectures.C$1:.E13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8];[Lectures.C$1:.E13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49];[Lectures.C$1:.E13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0];[Lectures.C$1:.E13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1];[Lectures.C$1:.E13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2];[Lectures.C$1:.E13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3];[Lectures.C$1:.E13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4];[Lectures.C$1:.E13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5];[Lectures.C$1:.E13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6];[Lectures.C$1:.E13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7];[Lectures.C$1:.E13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8];[Lectures.C$1:.E13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59];[Lectures.C$1:.E13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0];[Lectures.C$1:.E13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1];[Lectures.C$1:.E13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2];[Lectures.C$1:.E13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3];[Lectures.C$1:.E13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4];[Lectures.C$1:.E13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5];[Lectures.C$1:.E13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6];[Lectures.C$1:.E13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7];[Lectures.C$1:.E13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8];[Lectures.C$1:.E13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69];[Lectures.C$1:.E13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0];[Lectures.C$1:.E13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1];[Lectures.C$1:.E13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2];[Lectures.C$1:.E13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3];[Lectures.C$1:.E13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4];[Lectures.C$1:.E13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5];[Lectures.C$1:.E13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6];[Lectures.C$1:.E13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7];[Lectures.C$1:.E13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8];[Lectures.C$1:.E13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79];[Lectures.C$1:.E13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0];[Lectures.C$1:.E13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1];[Lectures.C$1:.E13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2];[Lectures.C$1:.E13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3];[Lectures.C$1:.E13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4];[Lectures.C$1:.E13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5];[Lectures.C$1:.E13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6];[Lectures.C$1:.E13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7];[Lectures.C$1:.E13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8];[Lectures.C$1:.E13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89];[Lectures.C$1:.E13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0];[Lectures.C$1:.E13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1];[Lectures.C$1:.E13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2];[Lectures.C$1:.E13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3];[Lectures.C$1:.E13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4];[Lectures.C$1:.E13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5];[Lectures.C$1:.E13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6];[Lectures.C$1:.E13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7];[Lectures.C$1:.E13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8];[Lectures.C$1:.E13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399];[Lectures.C$1:.E13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0];[Lectures.C$1:.E13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1];[Lectures.C$1:.E13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2];[Lectures.C$1:.E14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3];[Lectures.C$1:.E14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4];[Lectures.C$1:.E14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5];[Lectures.C$1:.E14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6];[Lectures.C$1:.E14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7];[Lectures.C$1:.E14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8];[Lectures.C$1:.E14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09];[Lectures.C$1:.E14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0];[Lectures.C$1:.E14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1];[Lectures.C$1:.E14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2];[Lectures.C$1:.E14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3];[Lectures.C$1:.E14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4];[Lectures.C$1:.E14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5];[Lectures.C$1:.E14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6];[Lectures.C$1:.E14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7];[Lectures.C$1:.E14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8];[Lectures.C$1:.E14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19];[Lectures.C$1:.E14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0];[Lectures.C$1:.E14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1];[Lectures.C$1:.E14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2];[Lectures.C$1:.E14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3];[Lectures.C$1:.E14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4];[Lectures.C$1:.E14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5];[Lectures.C$1:.E14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6];[Lectures.C$1:.E14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7];[Lectures.C$1:.E14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8];[Lectures.C$1:.E14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29];[Lectures.C$1:.E14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0];[Lectures.C$1:.E14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1];[Lectures.C$1:.E14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2];[Lectures.C$1:.E14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3];[Lectures.C$1:.E14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4];[Lectures.C$1:.E14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5];[Lectures.C$1:.E14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6];[Lectures.C$1:.E14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7];[Lectures.C$1:.E14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8];[Lectures.C$1:.E14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39];[Lectures.C$1:.E14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0];[Lectures.C$1:.E14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1];[Lectures.C$1:.E14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2];[Lectures.C$1:.E14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3];[Lectures.C$1:.E14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4];[Lectures.C$1:.E14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5];[Lectures.C$1:.E14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6];[Lectures.C$1:.E14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7];[Lectures.C$1:.E14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8];[Lectures.C$1:.E14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49];[Lectures.C$1:.E14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0];[Lectures.C$1:.E14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1];[Lectures.C$1:.E14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2];[Lectures.C$1:.E14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3];[Lectures.C$1:.E14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4];[Lectures.C$1:.E14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5];[Lectures.C$1:.E14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6];[Lectures.C$1:.E14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7];[Lectures.C$1:.E14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8];[Lectures.C$1:.E14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59];[Lectures.C$1:.E14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0];[Lectures.C$1:.E14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1];[Lectures.C$1:.E14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2];[Lectures.C$1:.E14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3];[Lectures.C$1:.E14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4];[Lectures.C$1:.E14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5];[Lectures.C$1:.E14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6];[Lectures.C$1:.E14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7];[Lectures.C$1:.E14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8];[Lectures.C$1:.E14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69];[Lectures.C$1:.E14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0];[Lectures.C$1:.E14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1];[Lectures.C$1:.E14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2];[Lectures.C$1:.E14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3];[Lectures.C$1:.E14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4];[Lectures.C$1:.E14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5];[Lectures.C$1:.E14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6];[Lectures.C$1:.E14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7];[Lectures.C$1:.E14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8];[Lectures.C$1:.E14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79];[Lectures.C$1:.E14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0];[Lectures.C$1:.E14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1];[Lectures.C$1:.E14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2];[Lectures.C$1:.E14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3];[Lectures.C$1:.E14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4];[Lectures.C$1:.E14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5];[Lectures.C$1:.E14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6];[Lectures.C$1:.E14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7];[Lectures.C$1:.E14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8];[Lectures.C$1:.E14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89];[Lectures.C$1:.E14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0];[Lectures.C$1:.E14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1];[Lectures.C$1:.E14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2];[Lectures.C$1:.E14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3];[Lectures.C$1:.E14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4];[Lectures.C$1:.E14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5];[Lectures.C$1:.E14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6];[Lectures.C$1:.E14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7];[Lectures.C$1:.E14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8];[Lectures.C$1:.E14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499];[Lectures.C$1:.E14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0];[Lectures.C$1:.E14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1];[Lectures.C$1:.E14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2];[Lectures.C$1:.E15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3];[Lectures.C$1:.E15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4];[Lectures.C$1:.E15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5];[Lectures.C$1:.E15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6];[Lectures.C$1:.E15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7];[Lectures.C$1:.E15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8];[Lectures.C$1:.E15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09];[Lectures.C$1:.E15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0];[Lectures.C$1:.E15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1];[Lectures.C$1:.E15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2];[Lectures.C$1:.E15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3];[Lectures.C$1:.E15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4];[Lectures.C$1:.E15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5];[Lectures.C$1:.E15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6];[Lectures.C$1:.E15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7];[Lectures.C$1:.E15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8];[Lectures.C$1:.E15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19];[Lectures.C$1:.E15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0];[Lectures.C$1:.E15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1];[Lectures.C$1:.E15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2];[Lectures.C$1:.E15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3];[Lectures.C$1:.E15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4];[Lectures.C$1:.E15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5];[Lectures.C$1:.E15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6];[Lectures.C$1:.E15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7];[Lectures.C$1:.E15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8];[Lectures.C$1:.E15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29];[Lectures.C$1:.E15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0];[Lectures.C$1:.E15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1];[Lectures.C$1:.E15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2];[Lectures.C$1:.E15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3];[Lectures.C$1:.E15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4];[Lectures.C$1:.E15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5];[Lectures.C$1:.E15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6];[Lectures.C$1:.E15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7];[Lectures.C$1:.E15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8];[Lectures.C$1:.E15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39];[Lectures.C$1:.E15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0];[Lectures.C$1:.E15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1];[Lectures.C$1:.E15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2];[Lectures.C$1:.E15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3];[Lectures.C$1:.E15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4];[Lectures.C$1:.E15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5];[Lectures.C$1:.E15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6];[Lectures.C$1:.E15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7];[Lectures.C$1:.E15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8];[Lectures.C$1:.E15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49];[Lectures.C$1:.E15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0];[Lectures.C$1:.E15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1];[Lectures.C$1:.E15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2];[Lectures.C$1:.E15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3];[Lectures.C$1:.E15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4];[Lectures.C$1:.E15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5];[Lectures.C$1:.E15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6];[Lectures.C$1:.E15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7];[Lectures.C$1:.E15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8];[Lectures.C$1:.E15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59];[Lectures.C$1:.E15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0];[Lectures.C$1:.E15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1];[Lectures.C$1:.E15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2];[Lectures.C$1:.E15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3];[Lectures.C$1:.E15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4];[Lectures.C$1:.E15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5];[Lectures.C$1:.E15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6];[Lectures.C$1:.E15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7];[Lectures.C$1:.E15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8];[Lectures.C$1:.E15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69];[Lectures.C$1:.E15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0];[Lectures.C$1:.E15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1];[Lectures.C$1:.E15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2];[Lectures.C$1:.E15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3];[Lectures.C$1:.E15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4];[Lectures.C$1:.E15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5];[Lectures.C$1:.E15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6];[Lectures.C$1:.E15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7];[Lectures.C$1:.E15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8];[Lectures.C$1:.E15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79];[Lectures.C$1:.E15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0];[Lectures.C$1:.E15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1];[Lectures.C$1:.E15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2];[Lectures.C$1:.E15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3];[Lectures.C$1:.E15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4];[Lectures.C$1:.E15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5];[Lectures.C$1:.E15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6];[Lectures.C$1:.E15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7];[Lectures.C$1:.E15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8];[Lectures.C$1:.E15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89];[Lectures.C$1:.E15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0];[Lectures.C$1:.E15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1];[Lectures.C$1:.E15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2];[Lectures.C$1:.E15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3];[Lectures.C$1:.E15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4];[Lectures.C$1:.E15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5];[Lectures.C$1:.E15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6];[Lectures.C$1:.E15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7];[Lectures.C$1:.E15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8];[Lectures.C$1:.E15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599];[Lectures.C$1:.E15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0];[Lectures.C$1:.E15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1];[Lectures.C$1:.E15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2];[Lectures.C$1:.E16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3];[Lectures.C$1:.E16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4];[Lectures.C$1:.E16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5];[Lectures.C$1:.E16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6];[Lectures.C$1:.E16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7];[Lectures.C$1:.E16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8];[Lectures.C$1:.E16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09];[Lectures.C$1:.E16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0];[Lectures.C$1:.E16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1];[Lectures.C$1:.E16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2];[Lectures.C$1:.E16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3];[Lectures.C$1:.E16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4];[Lectures.C$1:.E16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5];[Lectures.C$1:.E16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6];[Lectures.C$1:.E16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7];[Lectures.C$1:.E16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8];[Lectures.C$1:.E16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19];[Lectures.C$1:.E16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0];[Lectures.C$1:.E16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1];[Lectures.C$1:.E16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2];[Lectures.C$1:.E16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3];[Lectures.C$1:.E16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4];[Lectures.C$1:.E16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5];[Lectures.C$1:.E16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6];[Lectures.C$1:.E16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7];[Lectures.C$1:.E16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8];[Lectures.C$1:.E16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29];[Lectures.C$1:.E16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0];[Lectures.C$1:.E16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1];[Lectures.C$1:.E16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2];[Lectures.C$1:.E16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3];[Lectures.C$1:.E16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4];[Lectures.C$1:.E16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5];[Lectures.C$1:.E16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6];[Lectures.C$1:.E16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7];[Lectures.C$1:.E16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8];[Lectures.C$1:.E16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39];[Lectures.C$1:.E16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0];[Lectures.C$1:.E16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1];[Lectures.C$1:.E16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2];[Lectures.C$1:.E16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3];[Lectures.C$1:.E16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4];[Lectures.C$1:.E16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5];[Lectures.C$1:.E16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6];[Lectures.C$1:.E16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7];[Lectures.C$1:.E16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8];[Lectures.C$1:.E16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49];[Lectures.C$1:.E16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0];[Lectures.C$1:.E16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1];[Lectures.C$1:.E16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2];[Lectures.C$1:.E16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3];[Lectures.C$1:.E16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4];[Lectures.C$1:.E16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5];[Lectures.C$1:.E16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6];[Lectures.C$1:.E16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7];[Lectures.C$1:.E16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8];[Lectures.C$1:.E16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59];[Lectures.C$1:.E16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0];[Lectures.C$1:.E16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1];[Lectures.C$1:.E16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2];[Lectures.C$1:.E16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3];[Lectures.C$1:.E16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4];[Lectures.C$1:.E16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5];[Lectures.C$1:.E16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6];[Lectures.C$1:.E16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7];[Lectures.C$1:.E16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8];[Lectures.C$1:.E16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69];[Lectures.C$1:.E16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0];[Lectures.C$1:.E16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1];[Lectures.C$1:.E16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2];[Lectures.C$1:.E16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3];[Lectures.C$1:.E16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4];[Lectures.C$1:.E16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5];[Lectures.C$1:.E16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6];[Lectures.C$1:.E16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7];[Lectures.C$1:.E16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8];[Lectures.C$1:.E16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79];[Lectures.C$1:.E16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0];[Lectures.C$1:.E16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1];[Lectures.C$1:.E16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2];[Lectures.C$1:.E16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3];[Lectures.C$1:.E16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4];[Lectures.C$1:.E16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5];[Lectures.C$1:.E16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6];[Lectures.C$1:.E16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7];[Lectures.C$1:.E16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8];[Lectures.C$1:.E16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89];[Lectures.C$1:.E16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0];[Lectures.C$1:.E16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1];[Lectures.C$1:.E16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2];[Lectures.C$1:.E16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3];[Lectures.C$1:.E16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4];[Lectures.C$1:.E16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5];[Lectures.C$1:.E16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6];[Lectures.C$1:.E16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7];[Lectures.C$1:.E16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8];[Lectures.C$1:.E16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699];[Lectures.C$1:.E16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0];[Lectures.C$1:.E16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1];[Lectures.C$1:.E16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2];[Lectures.C$1:.E17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3];[Lectures.C$1:.E17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4];[Lectures.C$1:.E17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5];[Lectures.C$1:.E17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6];[Lectures.C$1:.E17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7];[Lectures.C$1:.E17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8];[Lectures.C$1:.E17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09];[Lectures.C$1:.E17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0];[Lectures.C$1:.E17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1];[Lectures.C$1:.E17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2];[Lectures.C$1:.E17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3];[Lectures.C$1:.E17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4];[Lectures.C$1:.E17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5];[Lectures.C$1:.E17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6];[Lectures.C$1:.E17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7];[Lectures.C$1:.E17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8];[Lectures.C$1:.E17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19];[Lectures.C$1:.E17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0];[Lectures.C$1:.E17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1];[Lectures.C$1:.E17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2];[Lectures.C$1:.E17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3];[Lectures.C$1:.E17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4];[Lectures.C$1:.E17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5];[Lectures.C$1:.E17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6];[Lectures.C$1:.E17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7];[Lectures.C$1:.E17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8];[Lectures.C$1:.E17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29];[Lectures.C$1:.E17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0];[Lectures.C$1:.E17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1];[Lectures.C$1:.E17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2];[Lectures.C$1:.E17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3];[Lectures.C$1:.E17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4];[Lectures.C$1:.E17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5];[Lectures.C$1:.E17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6];[Lectures.C$1:.E17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7];[Lectures.C$1:.E17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8];[Lectures.C$1:.E17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39];[Lectures.C$1:.E17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0];[Lectures.C$1:.E17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1];[Lectures.C$1:.E17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2];[Lectures.C$1:.E17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3];[Lectures.C$1:.E17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4];[Lectures.C$1:.E17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5];[Lectures.C$1:.E17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6];[Lectures.C$1:.E17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7];[Lectures.C$1:.E17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8];[Lectures.C$1:.E17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49];[Lectures.C$1:.E17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0];[Lectures.C$1:.E17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1];[Lectures.C$1:.E17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2];[Lectures.C$1:.E17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3];[Lectures.C$1:.E17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4];[Lectures.C$1:.E17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5];[Lectures.C$1:.E17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6];[Lectures.C$1:.E17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7];[Lectures.C$1:.E17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8];[Lectures.C$1:.E17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59];[Lectures.C$1:.E17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0];[Lectures.C$1:.E17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1];[Lectures.C$1:.E17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2];[Lectures.C$1:.E17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3];[Lectures.C$1:.E17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4];[Lectures.C$1:.E17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5];[Lectures.C$1:.E17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6];[Lectures.C$1:.E17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7];[Lectures.C$1:.E17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8];[Lectures.C$1:.E17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69];[Lectures.C$1:.E17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0];[Lectures.C$1:.E17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1];[Lectures.C$1:.E17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2];[Lectures.C$1:.E17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3];[Lectures.C$1:.E17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4];[Lectures.C$1:.E17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5];[Lectures.C$1:.E17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6];[Lectures.C$1:.E17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7];[Lectures.C$1:.E17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8];[Lectures.C$1:.E17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79];[Lectures.C$1:.E17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0];[Lectures.C$1:.E17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1];[Lectures.C$1:.E17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2];[Lectures.C$1:.E17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3];[Lectures.C$1:.E17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4];[Lectures.C$1:.E17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5];[Lectures.C$1:.E17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6];[Lectures.C$1:.E17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7];[Lectures.C$1:.E17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8];[Lectures.C$1:.E17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89];[Lectures.C$1:.E17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0];[Lectures.C$1:.E17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1];[Lectures.C$1:.E17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2];[Lectures.C$1:.E17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3];[Lectures.C$1:.E17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4];[Lectures.C$1:.E17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5];[Lectures.C$1:.E17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6];[Lectures.C$1:.E17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7];[Lectures.C$1:.E17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8];[Lectures.C$1:.E17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799];[Lectures.C$1:.E17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0];[Lectures.C$1:.E17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1];[Lectures.C$1:.E17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2];[Lectures.C$1:.E18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3];[Lectures.C$1:.E18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4];[Lectures.C$1:.E18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5];[Lectures.C$1:.E18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6];[Lectures.C$1:.E18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7];[Lectures.C$1:.E18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8];[Lectures.C$1:.E18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09];[Lectures.C$1:.E18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0];[Lectures.C$1:.E18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1];[Lectures.C$1:.E18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2];[Lectures.C$1:.E18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3];[Lectures.C$1:.E18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4];[Lectures.C$1:.E18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5];[Lectures.C$1:.E18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6];[Lectures.C$1:.E18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7];[Lectures.C$1:.E18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8];[Lectures.C$1:.E18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19];[Lectures.C$1:.E18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0];[Lectures.C$1:.E18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1];[Lectures.C$1:.E18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2];[Lectures.C$1:.E18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3];[Lectures.C$1:.E18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4];[Lectures.C$1:.E18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5];[Lectures.C$1:.E18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6];[Lectures.C$1:.E18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7];[Lectures.C$1:.E18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8];[Lectures.C$1:.E18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29];[Lectures.C$1:.E18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0];[Lectures.C$1:.E18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1];[Lectures.C$1:.E18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2];[Lectures.C$1:.E18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3];[Lectures.C$1:.E18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4];[Lectures.C$1:.E18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5];[Lectures.C$1:.E18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6];[Lectures.C$1:.E18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7];[Lectures.C$1:.E18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8];[Lectures.C$1:.E18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39];[Lectures.C$1:.E18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0];[Lectures.C$1:.E18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1];[Lectures.C$1:.E18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2];[Lectures.C$1:.E18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3];[Lectures.C$1:.E18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4];[Lectures.C$1:.E18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5];[Lectures.C$1:.E18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6];[Lectures.C$1:.E18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7];[Lectures.C$1:.E18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8];[Lectures.C$1:.E18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49];[Lectures.C$1:.E18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0];[Lectures.C$1:.E18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1];[Lectures.C$1:.E18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2];[Lectures.C$1:.E18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3];[Lectures.C$1:.E18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4];[Lectures.C$1:.E18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5];[Lectures.C$1:.E18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6];[Lectures.C$1:.E18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7];[Lectures.C$1:.E18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8];[Lectures.C$1:.E18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59];[Lectures.C$1:.E18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0];[Lectures.C$1:.E18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1];[Lectures.C$1:.E18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2];[Lectures.C$1:.E18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3];[Lectures.C$1:.E18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4];[Lectures.C$1:.E18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5];[Lectures.C$1:.E18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6];[Lectures.C$1:.E18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7];[Lectures.C$1:.E18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8];[Lectures.C$1:.E18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69];[Lectures.C$1:.E18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0];[Lectures.C$1:.E18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1];[Lectures.C$1:.E18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2];[Lectures.C$1:.E18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3];[Lectures.C$1:.E18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4];[Lectures.C$1:.E18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5];[Lectures.C$1:.E18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6];[Lectures.C$1:.E18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7];[Lectures.C$1:.E18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8];[Lectures.C$1:.E18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79];[Lectures.C$1:.E18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0];[Lectures.C$1:.E18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1];[Lectures.C$1:.E18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2];[Lectures.C$1:.E18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3];[Lectures.C$1:.E18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4];[Lectures.C$1:.E18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5];[Lectures.C$1:.E18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6];[Lectures.C$1:.E18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7];[Lectures.C$1:.E18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8];[Lectures.C$1:.E18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89];[Lectures.C$1:.E18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0];[Lectures.C$1:.E18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1];[Lectures.C$1:.E18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2];[Lectures.C$1:.E18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3];[Lectures.C$1:.E18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4];[Lectures.C$1:.E18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5];[Lectures.C$1:.E18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6];[Lectures.C$1:.E18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7];[Lectures.C$1:.E18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8];[Lectures.C$1:.E18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899];[Lectures.C$1:.E18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0];[Lectures.C$1:.E18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1];[Lectures.C$1:.E189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2];[Lectures.C$1:.E190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3];[Lectures.C$1:.E190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4];[Lectures.C$1:.E190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5];[Lectures.C$1:.E190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6];[Lectures.C$1:.E190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7];[Lectures.C$1:.E190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8];[Lectures.C$1:.E190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09];[Lectures.C$1:.E190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0];[Lectures.C$1:.E190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1];[Lectures.C$1:.E190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2];[Lectures.C$1:.E191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3];[Lectures.C$1:.E191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4];[Lectures.C$1:.E191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5];[Lectures.C$1:.E191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6];[Lectures.C$1:.E191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/>
          <table:table-cell table:style-name="ce51" table:content-validation-name="val8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7];[Lectures.C$1:.E191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8];[Lectures.C$1:.E191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19];[Lectures.C$1:.E191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0];[Lectures.C$1:.E191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1];[Lectures.C$1:.E191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2];[Lectures.C$1:.E192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3];[Lectures.C$1:.E192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4];[Lectures.C$1:.E192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5];[Lectures.C$1:.E192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6];[Lectures.C$1:.E192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7];[Lectures.C$1:.E192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8];[Lectures.C$1:.E192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29];[Lectures.C$1:.E192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0];[Lectures.C$1:.E192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1];[Lectures.C$1:.E192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2];[Lectures.C$1:.E193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3];[Lectures.C$1:.E193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4];[Lectures.C$1:.E193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5];[Lectures.C$1:.E193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6];[Lectures.C$1:.E193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7];[Lectures.C$1:.E193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8];[Lectures.C$1:.E193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39];[Lectures.C$1:.E193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0];[Lectures.C$1:.E193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1];[Lectures.C$1:.E193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2];[Lectures.C$1:.E194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3];[Lectures.C$1:.E194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4];[Lectures.C$1:.E194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5];[Lectures.C$1:.E194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6];[Lectures.C$1:.E194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7];[Lectures.C$1:.E194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8];[Lectures.C$1:.E194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49];[Lectures.C$1:.E194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0];[Lectures.C$1:.E194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1];[Lectures.C$1:.E194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2];[Lectures.C$1:.E195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3];[Lectures.C$1:.E195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4];[Lectures.C$1:.E195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5];[Lectures.C$1:.E195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6];[Lectures.C$1:.E195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7];[Lectures.C$1:.E195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8];[Lectures.C$1:.E195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59];[Lectures.C$1:.E195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0];[Lectures.C$1:.E195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1];[Lectures.C$1:.E195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2];[Lectures.C$1:.E196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3];[Lectures.C$1:.E196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4];[Lectures.C$1:.E196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5];[Lectures.C$1:.E196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6];[Lectures.C$1:.E196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7];[Lectures.C$1:.E196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8];[Lectures.C$1:.E196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69];[Lectures.C$1:.E196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0];[Lectures.C$1:.E196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1];[Lectures.C$1:.E196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2];[Lectures.C$1:.E197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3];[Lectures.C$1:.E197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4];[Lectures.C$1:.E197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5];[Lectures.C$1:.E197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6];[Lectures.C$1:.E197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7];[Lectures.C$1:.E197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8];[Lectures.C$1:.E197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79];[Lectures.C$1:.E197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0];[Lectures.C$1:.E197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1];[Lectures.C$1:.E197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2];[Lectures.C$1:.E198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3];[Lectures.C$1:.E198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4];[Lectures.C$1:.E198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5];[Lectures.C$1:.E198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6];[Lectures.C$1:.E198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7];[Lectures.C$1:.E198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8];[Lectures.C$1:.E198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89];[Lectures.C$1:.E198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0];[Lectures.C$1:.E198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1];[Lectures.C$1:.E1989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2];[Lectures.C$1:.E1990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3];[Lectures.C$1:.E1991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4];[Lectures.C$1:.E1992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5];[Lectures.C$1:.E1993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6];[Lectures.C$1:.E1994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7];[Lectures.C$1:.E1995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8];[Lectures.C$1:.E1996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999];[Lectures.C$1:.E1997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>
          <table:table-cell table:style-name="ce51" table:number-columns-repeated="2"/>
          <table:table-cell table:style-name="ce57" table:content-validation-name="val9"/>
          <table:table-cell table:style-name="ce17" table:content-validation-name="val3"/>
          <table:table-cell table:style-name="ce57" table:content-validation-name="val10" table:number-columns-repeated="2"/>
          <table:table-cell table:style-name="ce57" table:content-validation-name="val11"/>
          <table:table-cell table:style-name="ce51"/>
          <table:table-cell table:style-name="ce51" table:content-validation-name="val12"/>
          <table:table-cell table:style-name="ce18" table:content-validation-name="val3" table:formula="of:=VLOOKUP([.I1000];[Lectures.C$1:.E1998];3;0)" office:value-type="string" office:string-value="" calcext:value-type="error">
            <text:p>#N/A</text:p>
          </table:table-cell>
          <table:table-cell table:style-name="ce51"/>
          <table:table-cell table:style-name="ce51" office:value-type="string" calcext:value-type="string">
            <text:p>No</text:p>
          </table:table-cell>
          <table:table-cell table:style-name="ce51" table:number-columns-repeated="4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3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3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3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3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2" table:default-cell-style-name="ce23"/>
        <table:table-column table:style-name="co11" table:default-cell-style-name="ce23"/>
        <table:table-column table:style-name="co1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1"/>
        <table:table-column table:style-name="co36" table:default-cell-style-name="ce2"/>
        <table:table-column table:style-name="co3" table:number-columns-repeated="57" table:default-cell-style-name="ce1"/>
        <table:table-row table:style-name="ro1">
          <table:table-cell table:style-name="ce8" office:value-type="string" calcext:value-type="string">
            <text:p>Nr</text:p>
          </table:table-cell>
          <table:table-cell table:style-name="ce8" office:value-type="string" calcext:value-type="string">
            <text:p>Cal</text:p>
          </table:table-cell>
          <table:table-cell table:style-name="ce8" office:value-type="string" calcext:value-type="string">
            <text:p>Tw</text:p>
          </table:table-cell>
          <table:table-cell table:style-name="ce8" office:value-type="string" calcext:value-type="string">
            <text:p>Available</text:p>
          </table:table-cell>
          <table:table-cell table:style-name="ce8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5"/>
          <table:table-cell table:style-name="ce30" table:content-validation-name="val13"/>
          <table:table-cell table:style-name="ce22" table:content-validation-name="val3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>
          <table:table-cell table:style-name="ce30" table:number-columns-repeated="6"/>
          <table:table-cell table:style-name="ce22" table:content-validation-name="val3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6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3"/>
          <table:table-cell table:number-columns-repeated="57"/>
        </table:table-row>
        <table:table-row table:style-name="ro1">
          <table:table-cell table:number-columns-repeated="6"/>
          <table:table-cell table:content-validation-name="val3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7" table:default-cell-style-name="ce28"/>
        <table:table-column table:style-name="co11" table:default-cell-style-name="ce28"/>
        <table:table-column table:style-name="co12" table:default-cell-style-name="ce28"/>
        <table:table-column table:style-name="co33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9"/>
        <table:table-column table:style-name="co41" table:default-cell-style-name="ce28"/>
        <table:table-column table:style-name="co3" table:default-cell-style-name="ce28"/>
        <table:table-column table:style-name="co42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5"/>
          <table:table-cell table:style-name="ce30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30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6"/>
          <table:table-cell table:style-name="ce30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3" table:default-cell-style-name="ce1"/>
        <table:table-column table:style-name="co40" table:default-cell-style-name="ce2"/>
        <table:table-column table:style-name="co25" table:default-cell-style-name="ce1"/>
        <table:table-column table:style-name="co44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2">
          <table:table-cell table:style-name="ce68" office:value-type="date" office:date-value="2020-10-26T08:30:00" calcext:value-type="date">
            <text:p>2020-10-26</text:p>
          </table:table-cell>
          <table:table-cell table:style-name="ce60" office:value-type="string" calcext:value-type="string">
            <text:p>onlin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60"/>
        </table:table-row>
        <table:table-row table:style-name="ro1" table:number-rows-repeated="8">
          <table:table-cell table:style-name="ce15" table:content-validation-name="val15"/>
          <table:table-cell table:style-name="ce7"/>
          <table:table-cell table:style-name="ce30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6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23:33:52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Course" style:display-name="PageStyle_Cours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urse_20_1" style:display-name="PageStyle_Cours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ectures" style:display-name="PageStyle_Lectur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ssignments" style:display-name="PageStyle_Assignment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ldExams" style:display-name="PageStyle_OldEx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ldExams_20_1" style:display-name="PageStyle_OldEx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am" style:display-name="PageStyle_Exa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a</meta:initial-creator>
    <meta:creation-date>2019-09-16T11:43:27Z</meta:creation-date>
    <dc:date>2020-09-07T23:45:52.246000000</dc:date>
    <meta:editing-duration>PT39M45S</meta:editing-duration>
    <meta:editing-cycles>14</meta:editing-cycles>
    <meta:document-statistic meta:table-count="7" meta:cell-count="4325" meta:object-count="0"/>
  </office:meta>
</office:document-meta>
</file>